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739" calcext:value-type="float">
            <text:p>739</text:p>
          </table:table-cell>
          <table:table-cell office:value-type="float" office:value="11970" calcext:value-type="float">
            <text:p>11970</text:p>
          </table:table-cell>
          <table:table-cell office:value-type="float" office:value="170281" calcext:value-type="float">
            <text:p>170281</text:p>
          </table:table-cell>
          <table:table-cell office:value-type="float" office:value="2232936" calcext:value-type="float">
            <text:p>2232936</text:p>
          </table:table-cell>
          <table:table-cell table:style-name="ce1" office:value-type="float" office:value="27699679" calcext:value-type="float">
            <text:p>276996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office:value-type="float" office:value="3530" calcext:value-type="float">
            <text:p>3530</text:p>
          </table:table-cell>
          <table:table-cell office:value-type="float" office:value="63320" calcext:value-type="float">
            <text:p>63320</text:p>
          </table:table-cell>
          <table:table-cell office:value-type="float" office:value="983064" calcext:value-type="float">
            <text:p>983064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74" calcext:value-type="float">
            <text:p>774</text:p>
          </table:table-cell>
          <table:table-cell office:value-type="float" office:value="19584" calcext:value-type="float">
            <text:p>19584</text:p>
          </table:table-cell>
          <table:table-cell office:value-type="float" office:value="381924" calcext:value-type="float">
            <text:p>381924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536" calcext:value-type="float">
            <text:p>4536</text:p>
          </table:table-cell>
          <table:table-cell office:value-type="float" office:value="124176" calcext:value-type="float">
            <text:p>124176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30480" calcext:value-type="float">
            <text:p>30480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4320" calcext:value-type="float">
            <text:p>43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22:51:04.252582070</meta:creation-date>
    <dc:date>2017-10-30T23:05:36.555328205</dc:date>
    <meta:editing-duration>PT3M40S</meta:editing-duration>
    <meta:editing-cycles>1</meta:editing-cycles>
    <meta:document-statistic meta:table-count="1" meta:cell-count="37" meta:object-count="0"/>
    <meta:generator>LibreOffice/5.3.1.2$Linux_X86_64 LibreOffice_project/30m0$Build-2</meta:generator>
  </office:meta>
</office:document-meta>
</file>